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EG Scenarios</text:h>
      <text:p text:style-name="Preformatted_20_Text"/>
      <text:p text:style-name="Text_20_body">Designing EEG scenarios using PsychoPy. <text:span text:style-name="Emphasis">PsychoPy</text:span> is an open-source package for creating experiments in behavioral science. Set of designed scenarios and relavant code can be found in their individual folders and can be used for EEG data acquisition and analysis.</text:p>
      <text:p text:style-name="Preformatted_20_Text"/>
      <text:h text:style-name="Heading_20_2" text:outline-level="2">Installation of PsychoPy</text:h>
      <text:p text:style-name="Preformatted_20_Text"/>
      <text:p text:style-name="Text_20_body">To install PsychoPy, please visit the official website and follow the instructions provided on the download page: <text:a xlink:type="simple" xlink:href="https://www.psychopy.org/download.html#" text:style-name="Internet_20_link" text:visited-style-name="Visited_20_Internet_20_Link">PsychoPy Download Page</text:a></text:p>
      <text:p text:style-name="Text_20_body"/>
      <text:p text:style-name="Text_20_body">On the download page, you'll find different installation options based on your operating system. Choose the appropriate option for your system (Windows, macOS, or Linux) and click on the corresponding link to download the installer.</text:p>
      <text:p text:style-name="Text_20_body"/>
      <text:p text:style-name="Text_20_body">Note: Linux installation requires dependencies that may not integrate well in Ubuntu 22.04, suggest using conda as per installation directions.</text:p>
      <text:p text:style-name="Preformatted_20_Text"/>
      <text:p text:style-name="Preformatted_20_Text"/>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5-24T10:55:15.192319407</dc:date>
    <meta:editing-duration>PT2M6S</meta:editing-duration>
    <meta:editing-cycles>1</meta:editing-cycles>
    <meta:document-statistic meta:table-count="0" meta:image-count="0" meta:object-count="0" meta:page-count="1" meta:paragraph-count="6" meta:word-count="120" meta:character-count="810" meta:non-whitespace-character-count="696"/>
    <meta:generator>LibreOffice/7.3.7.2$Linux_X86_64 LibreOffice_project/30$Build-2</meta:generator>
  </office:meta>
</office:document-meta>
</file>